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392cm" draw:marker-end-width="0.39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91cm" fo:min-width="0.839cm"/>
    </style:style>
    <style:style style:name="gr6" style:family="graphic" style:parent-style-name="standard">
      <style:graphic-properties draw:textarea-horizontal-align="justify" draw:textarea-vertical-align="middle" draw:auto-grow-height="false" fo:min-height="0.19cm" fo:min-width="0.83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94cm" fo:min-width="0.54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94cm" fo:min-width="0.543cm"/>
    </style:style>
    <style:style style:name="gr10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3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1.38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79cm" fo:min-width="0.362cm"/>
    </style:style>
    <style:style style:name="gr1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textarea-horizontal-align="justify" draw:textarea-vertical-align="middle" draw:auto-grow-height="false" fo:min-height="0.78cm" fo:min-width="0.3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1.404cm"/>
      <style:paragraph-properties style:writing-mode="lr-tb"/>
    </style:style>
    <style:style style:name="gr17" style:family="graphic" style:parent-style-name="standard">
      <style:graphic-properties draw:textarea-vertical-align="middle" draw:start-line-spacing-vertical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2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2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3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draw:marker-end="Arrow" draw:marker-end-width="0.152cm" draw:fill="none" draw:textarea-vertical-align="middle"/>
    </style:style>
    <style:style style:name="gr26" style:family="graphic" style:parent-style-name="standard">
      <style:graphic-properties draw:stroke="none" draw:fill="none" fo:min-height="0.5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29" style:family="graphic" style:parent-style-name="standard">
      <style:graphic-properties svg:stroke-color="#053cf9" draw:textarea-vertical-align="middle"/>
    </style:style>
    <style:style style:name="gr30" style:family="graphic" style:parent-style-name="standard">
      <style:graphic-properties svg:stroke-color="#053cf9" draw:textarea-vertical-align="middl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9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0.5pt" fo:language="en" fo:country="GB" style:font-size-asian="10.5pt" style:font-size-complex="10.5pt"/>
    </style:style>
    <style:style style:name="P8" style:family="paragraph">
      <loext:graphic-properties draw:fill="none" draw:fill-color="#ffffff"/>
      <style:paragraph-properties style:writing-mode="lr-tb"/>
      <style:text-properties fo:font-size="10.5pt" fo:language="en" fo:country="GB"/>
    </style:style>
    <style:style style:name="P9" style:family="paragraph">
      <style:paragraph-properties fo:text-align="center" style:writing-mode="lr-tb"/>
      <style:text-properties fo:font-size="18pt"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/>
      <style:paragraph-properties style:writing-mode="lr-tb"/>
      <style:text-properties fo:font-size="10.5pt"/>
    </style:style>
    <style:style style:name="P15" style:family="paragraph">
      <loext:graphic-properties draw:fill="none" draw:fill-color="#ffffff"/>
      <style:paragraph-properties style:writing-mode="lr-tb"/>
      <style:text-properties style:text-position="0% 100%" fo:font-size="10.5pt" style:font-size-asian="10.5pt" style:font-size-complex="10.5pt"/>
    </style:style>
    <style:style style:name="P16" style:family="paragraph">
      <style:paragraph-properties fo:text-align="center" style:writing-mode="lr-tb"/>
      <style:text-properties fo:color="#053cf9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053cf9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end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  <style:style style:name="T2" style:family="text">
      <style:text-properties fo:language="en" fo:country="GB"/>
    </style:style>
    <style:style style:name="T3" style:family="text">
      <style:text-properties style:text-position="-33% 58%" fo:language="en" fo:country="GB"/>
    </style:style>
    <style:style style:name="T4" style:family="text">
      <style:text-properties fo:font-size="10.5pt" fo:language="en" fo:country="GB" style:font-size-asian="10.5pt" style:font-size-complex="10.5pt"/>
    </style:style>
    <style:style style:name="T5" style:family="text">
      <style:text-properties style:text-position="-33% 58%" fo:font-size="10.5pt" fo:language="en" fo:country="GB" style:font-size-asian="10.5pt" style:font-size-complex="10.5pt"/>
    </style:style>
    <style:style style:name="T6" style:family="text">
      <style:text-properties fo:font-size="10.5pt" fo:language="en" fo:country="GB"/>
    </style:style>
    <style:style style:name="T7" style:family="text">
      <style:text-properties style:text-position="-33% 58%" fo:font-size="10.5pt" fo:language="en" fo:country="GB"/>
    </style:style>
    <style:style style:name="T8" style:family="text">
      <style:text-properties style:text-position="0% 100%" fo:font-size="10.5pt" fo:language="en" fo:country="GB"/>
    </style:style>
    <style:style style:name="T9" style:family="text">
      <style:text-properties fo:font-size="18pt" fo:language="en" fo:country="GB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style:text-position="-33% 58%" fo:font-size="10.5pt" style:font-size-asian="10.5pt" style:font-size-complex="10.5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fo:font-size="10.5pt" style:font-size-asian="10.5pt" style:font-size-complex="10.5pt"/>
    </style:style>
    <style:style style:name="T18" style:family="text">
      <style:text-properties fo:color="#053cf9" fo:font-size="10pt" style:font-size-asian="10pt" style:font-size-complex="10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172cm" svg:y1="4.698cm" svg:x2="1.172cm" svg:y2="3.683cm">
            <text:p/>
          </draw:line>
          <draw:line draw:style-name="gr1" draw:text-style-name="P1" draw:layer="layout" svg:x1="1.175cm" svg:y1="4.699cm" svg:x2="1.175cm" svg:y2="3.684cm">
            <text:p/>
          </draw:line>
          <draw:line draw:style-name="gr1" draw:text-style-name="P1" draw:layer="layout" svg:x1="1.024cm" svg:y1="3.959cm" svg:x2="1.02cm" svg:y2="4.464cm">
            <text:p/>
          </draw:line>
          <draw:line draw:style-name="gr1" draw:text-style-name="P1" draw:layer="layout" svg:x1="0.89cm" svg:y1="4.095cm" svg:x2="0.889cm" svg:y2="4.337cm">
            <text:p/>
          </draw:line>
          <draw:line draw:style-name="gr1" draw:text-style-name="P1" draw:layer="layout" svg:x1="1.185cm" svg:y1="4.205cm" svg:x2="1.524cm" svg:y2="4.211cm">
            <text:p/>
          </draw:line>
        </draw:g>
        <draw:frame draw:style-name="gr2" draw:text-style-name="P2" draw:layer="layout" svg:width="1.912cm" svg:height="0.962cm" svg:x="-5.976cm" svg:y="-1.978cm">
          <draw:text-box>
            <text:p>GND</text:p>
          </draw:text-box>
        </draw:frame>
        <draw:frame draw:style-name="gr3" draw:text-style-name="P2" draw:layer="layout" svg:width="1.162cm" svg:height="1.114cm" svg:x="9.654cm" svg:y="15.957cm">
          <draw:text-box>
            <text:p>R<text:span text:style-name="T1">7</text:span></text:p>
          </draw:text-box>
        </draw:frame>
        <draw:frame draw:style-name="gr4" draw:text-style-name="P3" draw:layer="layout" svg:width="1.128cm" svg:height="1.114cm" svg:x="-5.842cm" svg:y="-0.987cm">
          <draw:text-box>
            <text:p><text:span text:style-name="T2">V</text:span><text:span text:style-name="T3">a</text:span></text:p>
          </draw:text-box>
        </draw:frame>
        <draw:custom-shape draw:style-name="gr5" draw:text-style-name="P4" xml:id="id1" draw:id="id1" draw:layer="layout" svg:width="1.339cm" svg:height="0.441cm" svg:x="2.888cm" svg:y="0.8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1.339cm" svg:height="0.441cm" svg:x="6.727cm" svg:y="0.8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1.339cm" svg:height="0.441cm" svg:x="2.888cm" svg:y="4.0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1.339cm" svg:height="0.441cm" svg:x="6.807cm" svg:y="4.0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1.339cm" svg:height="0.44cm" draw:transform="rotate (1.5707963267949) translate (5.341cm 3.301cm)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888cm" svg:y1="1.109cm" svg:x2="1.565cm" svg:y2="1.962cm" draw:start-shape="id1" draw:start-glue-point="3" draw:end-shape="id2" draw:end-glue-point="4" svg:d="M2888 1109h-1323v853" svg:viewBox="0 0 1324 854">
          <text:p/>
        </draw:connector>
        <draw:connector draw:style-name="gr7" draw:text-style-name="P4" draw:layer="layout" svg:x1="1.565cm" svg:y1="3.436cm" svg:x2="2.888cm" svg:y2="4.228cm" draw:start-shape="id2" draw:start-glue-point="8" draw:end-shape="id3" draw:end-glue-point="3" svg:d="M1565 3436v792h1323" svg:viewBox="0 0 1324 793">
          <text:p/>
        </draw:connector>
        <draw:connector draw:style-name="gr7" draw:text-style-name="P4" draw:layer="layout" draw:line-skew="0.07cm" svg:x1="9.198cm" svg:y1="6.581cm" svg:x2="5.554cm" svg:y2="6.921cm" draw:start-shape="id4" draw:start-glue-point="2" draw:end-shape="id5" draw:end-glue-point="6" svg:d="M9198 6581v912h-3644v-572" svg:viewBox="0 0 3645 913">
          <text:p/>
        </draw:connector>
        <draw:connector draw:style-name="gr7" draw:text-style-name="P4" draw:layer="layout" svg:x1="4.227cm" svg:y1="4.228cm" svg:x2="6.807cm" svg:y2="4.228cm" draw:start-shape="id3" draw:start-glue-point="1" draw:end-shape="id6" draw:end-glue-point="3" svg:d="M4227 4228h2580" svg:viewBox="0 0 2581 1">
          <text:p/>
        </draw:connector>
        <draw:connector draw:style-name="gr7" draw:text-style-name="P4" draw:layer="layout" svg:x1="5.561cm" svg:y1="3.301cm" svg:x2="6.807cm" svg:y2="4.228cm" draw:start-shape="id7" draw:start-glue-point="3" draw:end-shape="id6" draw:end-glue-point="3" svg:d="M5561 3301v927h1246" svg:viewBox="0 0 1247 928">
          <text:p/>
        </draw:connector>
        <draw:connector draw:style-name="gr7" draw:text-style-name="P4" draw:layer="layout" svg:x1="6.727cm" svg:y1="1.109cm" svg:x2="5.561cm" svg:y2="1.962cm" draw:start-shape="id8" draw:start-glue-point="3" draw:end-shape="id7" draw:end-glue-point="1" svg:d="M6727 1109h-1166v853" svg:viewBox="0 0 1167 854">
          <text:p/>
        </draw:connector>
        <draw:custom-shape draw:style-name="gr8" draw:text-style-name="P5" xml:id="id2" draw:id="id2" draw:layer="layout" svg:width="1.473cm" svg:height="1.474cm" svg:x="0.828cm" svg:y="1.962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9" draw:text-style-name="P4" draw:layer="layout" svg:width="1.473cm" svg:height="1.474cm" svg:x="8.462cm" svg:y="5.10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199cm" svg:y1="6.333cm" svg:x2="9.199cm" svg:y2="5.321cm">
            <text:p/>
          </draw:line>
        </draw:g>
        <draw:frame draw:style-name="gr11" draw:text-style-name="P7" draw:layer="layout" svg:width="0.867cm" svg:height="0.762cm" svg:x="0.127cm" svg:y="2.54cm">
          <draw:text-box>
            <text:p><text:span text:style-name="T4">V</text:span><text:span text:style-name="T5">a</text:span></text:p>
          </draw:text-box>
        </draw:frame>
        <draw:frame draw:style-name="gr12" draw:text-style-name="P8" draw:layer="layout" svg:width="1.888cm" svg:height="0.784cm" svg:x="9.288cm" svg:y="3.175cm">
          <draw:text-box>
            <text:p><text:span text:style-name="T6">I</text:span><text:span text:style-name="T7">b </text:span><text:span text:style-name="T8">= K</text:span><text:span text:style-name="T7">b </text:span><text:span text:style-name="T8">V</text:span><text:span text:style-name="T7">b</text:span></text:p>
          </draw:text-box>
        </draw:frame>
        <draw:g xml:id="id9" draw:id="id9">
          <draw:custom-shape draw:style-name="gr13" draw:text-style-name="P4" draw:layer="layout" svg:width="1.722cm" svg:height="2.057cm" svg:x="8.327cm" svg:y="1.6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4" draw:text-style-name="P6" draw:layer="layout" svg:x1="9.186cm" svg:y1="2.231cm" svg:x2="9.186cm" svg:y2="3.243cm">
            <text:p/>
          </draw:line>
        </draw:g>
        <draw:custom-shape draw:style-name="gr15" draw:text-style-name="P9" xml:id="id5" draw:id="id5" draw:layer="layout" svg:width="1.722cm" svg:height="2.058cm" svg:x="4.693cm" svg:y="4.863cm">
          <text:p text:style-name="P9"><text:span text:style-name="T9">+</text:span></text:p>
          <text:p text:style-name="P9"><text:span text:style-name="T9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10" draw:layer="layout" svg:width="1.904cm" svg:height="0.993cm" svg:x="6.025cm" svg:y="5.992cm">
          <draw:text-box>
            <text:p><text:span text:style-name="T10">V</text:span><text:span text:style-name="T11">c</text:span><text:span text:style-name="T10"> = K</text:span><text:span text:style-name="T11">c </text:span><text:span text:style-name="T12">I</text:span><text:span text:style-name="T11">c</text:span></text:p>
          </draw:text-box>
        </draw:frame>
        <draw:connector draw:style-name="gr7" draw:text-style-name="P11" draw:layer="layout" svg:x1="4.227cm" svg:y1="4.228cm" svg:x2="5.554cm" svg:y2="4.863cm" draw:start-shape="id3" draw:start-glue-point="1" draw:end-shape="id5" draw:end-glue-point="4" svg:d="M4227 4228h1327v635" svg:viewBox="0 0 1328 636">
          <text:p/>
        </draw:connector>
        <draw:connector draw:style-name="gr7" draw:text-style-name="P11" draw:layer="layout" svg:x1="4.227cm" svg:y1="1.109cm" svg:x2="5.561cm" svg:y2="1.962cm" draw:start-shape="id1" draw:start-glue-point="1" draw:end-shape="id7" draw:end-glue-point="1" svg:d="M4227 1109h1334v853" svg:viewBox="0 0 1335 854">
          <text:p/>
        </draw:connector>
        <draw:connector draw:style-name="gr7" draw:text-style-name="P11" draw:layer="layout" svg:x1="8.146cm" svg:y1="4.228cm" svg:x2="9.198cm" svg:y2="5.107cm" draw:start-shape="id6" draw:start-glue-point="1" draw:end-shape="id4" draw:end-glue-point="0" svg:d="M8146 4228h1052v879" svg:viewBox="0 0 1053 880">
          <text:p/>
        </draw:connector>
        <draw:connector draw:style-name="gr7" draw:text-style-name="P11" draw:layer="layout" svg:x1="8.066cm" svg:y1="1.109cm" svg:x2="9.188cm" svg:y2="1.634cm" draw:start-shape="id8" draw:start-glue-point="1" draw:end-shape="id9" draw:end-glue-point="0" svg:d="M8066 1109h1122v525" svg:viewBox="0 0 1123 526">
          <text:p/>
        </draw:connector>
        <draw:connector draw:style-name="gr7" draw:text-style-name="P11" draw:layer="layout" svg:x1="9.188cm" svg:y1="3.691cm" svg:x2="9.198cm" svg:y2="5.107cm" draw:start-shape="id9" draw:start-glue-point="2" draw:end-shape="id4" draw:end-glue-point="0" svg:d="M9188 3691v708h10v708" svg:viewBox="0 0 11 1417">
          <text:p/>
        </draw:connector>
        <draw:custom-shape draw:style-name="gr5" draw:text-style-name="P4" xml:id="id10" draw:id="id10" draw:layer="layout" svg:width="1.339cm" svg:height="0.441cm" svg:x="2.887cm" svg:y="7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1.339cm" svg:height="0.44cm" draw:transform="rotate (1.5707963267949) translate (1.338cm 7.308cm)">
          <text:p/>
          <draw:enhanced-geometry svg:viewBox="0 0 21600 21600" draw:type="rectangle" draw:enhanced-path="M 0 0 L 21600 0 21600 21600 0 21600 0 0 Z N"/>
        </draw:custom-shape>
        <draw:connector draw:style-name="gr7" draw:text-style-name="P11" draw:layer="layout" svg:x1="4.226cm" svg:y1="7.507cm" svg:x2="5.554cm" svg:y2="6.921cm" draw:start-shape="id10" draw:start-glue-point="1" draw:end-shape="id5" draw:end-glue-point="6" svg:d="M4226 7507h1328v-586" svg:viewBox="0 0 1329 587">
          <text:p/>
        </draw:connector>
        <draw:connector draw:style-name="gr7" draw:text-style-name="P11" draw:layer="layout" svg:x1="1.558cm" svg:y1="5.969cm" svg:x2="2.888cm" svg:y2="4.228cm" draw:start-shape="id11" draw:start-glue-point="1" draw:end-shape="id3" draw:end-glue-point="3" svg:d="M1558 5969v-1741h1330" svg:viewBox="0 0 1331 1742">
          <text:p/>
        </draw:connector>
        <draw:connector draw:style-name="gr17" draw:text-style-name="P11" draw:layer="layout" svg:x1="1.558cm" svg:y1="7.308cm" svg:x2="2.887cm" svg:y2="7.507cm" draw:start-shape="id11" draw:start-glue-point="3" draw:end-shape="id10" draw:end-glue-point="3" svg:d="M1558 7308v199h1329" svg:viewBox="0 0 1330 200">
          <text:p/>
        </draw:connector>
        <draw:frame draw:style-name="gr18" draw:text-style-name="P7" draw:layer="layout" svg:width="0.723cm" svg:height="0.891cm" svg:x="9.691cm" svg:y="5.967cm">
          <draw:text-box>
            <text:p><text:span text:style-name="T4">I</text:span><text:span text:style-name="T5">d</text:span></text:p>
          </draw:text-box>
        </draw:frame>
        <draw:frame draw:style-name="gr19" draw:text-style-name="P2" draw:layer="layout" svg:width="0.929cm" svg:height="0.891cm" svg:x="3.175cm" svg:y="1.268cm">
          <draw:text-box>
            <text:p><text:span text:style-name="T13">R</text:span><text:span text:style-name="T14">1</text:span></text:p>
          </draw:text-box>
        </draw:frame>
        <draw:frame draw:style-name="gr19" draw:text-style-name="P12" draw:layer="layout" svg:width="0.929cm" svg:height="0.891cm" svg:x="3.175cm" svg:y="7.747cm">
          <draw:text-box>
            <text:p><text:span text:style-name="T13">R</text:span><text:span text:style-name="T14">7</text:span></text:p>
          </draw:text-box>
        </draw:frame>
        <draw:frame draw:style-name="gr20" draw:text-style-name="P12" draw:layer="layout" svg:width="0.888cm" svg:height="0.758cm" svg:x="7.058cm" svg:y="4.449cm">
          <draw:text-box>
            <text:p><text:span text:style-name="T13">R</text:span><text:span text:style-name="T14">5</text:span></text:p>
          </draw:text-box>
        </draw:frame>
        <draw:frame draw:style-name="gr21" draw:text-style-name="P12" draw:layer="layout" svg:width="0.939cm" svg:height="0.751cm" svg:x="3.125cm" svg:y="4.445cm">
          <draw:text-box>
            <text:p><text:span text:style-name="T13">R</text:span><text:span text:style-name="T14">4</text:span></text:p>
          </draw:text-box>
        </draw:frame>
        <draw:frame draw:style-name="gr22" draw:text-style-name="P12" draw:layer="layout" svg:width="0.93cm" svg:height="0.891cm" svg:x="5.653cm" svg:y="2.304cm">
          <draw:text-box>
            <text:p><text:span text:style-name="T13">R</text:span><text:span text:style-name="T14">3</text:span></text:p>
          </draw:text-box>
        </draw:frame>
        <draw:frame draw:style-name="gr19" draw:text-style-name="P2" draw:layer="layout" svg:width="0.929cm" svg:height="0.891cm" svg:x="6.983cm" svg:y="1.33cm">
          <draw:text-box>
            <text:p><text:span text:style-name="T13">R</text:span><text:span text:style-name="T14">2</text:span></text:p>
          </draw:text-box>
        </draw:frame>
        <draw:frame draw:style-name="gr23" draw:text-style-name="P12" draw:layer="layout" svg:width="0.888cm" svg:height="0.751cm" svg:x="0.509cm" svg:y="6.223cm">
          <draw:text-box>
            <text:p><text:span text:style-name="T13">R</text:span><text:span text:style-name="T14">6</text:span></text:p>
          </draw:text-box>
        </draw:frame>
        <draw:custom-shape draw:style-name="gr24" draw:text-style-name="P11" draw:layer="layout" svg:width="0.187cm" svg:height="0.207cm" svg:x="5.453cm" svg:y="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87cm" svg:height="0.206cm" svg:x="9.053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87cm" svg:height="0.206cm" svg:x="5.454cm" svg:y="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87cm" svg:height="0.206cm" svg:x="5.454cm" svg:y="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87cm" svg:height="0.206cm" svg:x="1.455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3" draw:layer="layout" svg:x1="2.032cm" svg:y1="6.077cm" svg:x2="2.032cm" svg:y2="6.869cm">
          <text:p/>
        </draw:line>
        <draw:frame draw:style-name="gr26" draw:text-style-name="P14" draw:layer="layout" svg:width="0.82cm" svg:height="0.751cm" svg:x="2.033cm" svg:y="6.234cm">
          <draw:text-box>
            <text:p><text:span text:style-name="T15">I</text:span><text:span text:style-name="T16">c</text:span></text:p>
          </draw:text-box>
        </draw:frame>
        <draw:line draw:style-name="gr25" draw:text-style-name="P13" draw:layer="layout" svg:x1="3.272cm" svg:y1="7.111cm" svg:x2="4.064cm" svg:y2="7.111cm">
          <text:p/>
        </draw:line>
        <draw:line draw:style-name="gr25" draw:text-style-name="P13" draw:layer="layout" svg:x1="3.967cm" svg:y1="3.81cm" svg:x2="3.175cm" svg:y2="3.81cm">
          <text:p/>
        </draw:line>
        <draw:line draw:style-name="gr25" draw:text-style-name="P13" draw:layer="layout" svg:x1="5.08cm" svg:y1="2.256cm" svg:x2="5.08cm" svg:y2="3.048cm">
          <text:p/>
        </draw:line>
        <draw:line draw:style-name="gr25" draw:text-style-name="P13" draw:layer="layout" svg:x1="3.145cm" svg:y1="0.762cm" svg:x2="3.937cm" svg:y2="0.762cm">
          <text:p/>
        </draw:line>
        <draw:line draw:style-name="gr25" draw:text-style-name="P13" draw:layer="layout" svg:x1="1.778cm" svg:y1="4.064cm" svg:x2="1.778cm" svg:y2="3.526cm">
          <text:p/>
        </draw:line>
        <draw:line draw:style-name="gr25" draw:text-style-name="P13" draw:layer="layout" svg:x1="5.334cm" svg:y1="7.366cm" svg:x2="5.333cm" svg:y2="6.858cm">
          <text:p/>
        </draw:line>
        <draw:line draw:style-name="gr25" draw:text-style-name="P13" draw:layer="layout" svg:x1="7.971cm" svg:y1="7.238cm" svg:x2="8.763cm" svg:y2="7.238cm">
          <text:p/>
        </draw:line>
        <draw:line draw:style-name="gr25" draw:text-style-name="P13" draw:layer="layout" svg:x1="7.777cm" svg:y1="3.809cm" svg:x2="6.985cm" svg:y2="3.809cm">
          <text:p/>
        </draw:line>
        <draw:line draw:style-name="gr25" draw:text-style-name="P13" draw:layer="layout" svg:x1="7.777cm" svg:y1="0.762cm" svg:x2="6.985cm" svg:y2="0.762cm">
          <text:p/>
        </draw:line>
        <draw:frame draw:style-name="gr27" draw:text-style-name="P15" draw:layer="layout" svg:width="0.762cm" svg:height="0.751cm" svg:x="1.651cm" svg:y="3.44cm">
          <draw:text-box>
            <text:p><text:span text:style-name="T17">I</text:span><text:span text:style-name="T14">1</text:span></text:p>
          </draw:text-box>
        </draw:frame>
        <draw:frame draw:style-name="gr27" draw:text-style-name="P12" draw:layer="layout" svg:width="0.762cm" svg:height="0.751cm" svg:x="3.175cm" svg:y="0.138cm">
          <draw:text-box>
            <text:p><text:span text:style-name="T13">I</text:span><text:span text:style-name="T14">1</text:span></text:p>
          </draw:text-box>
        </draw:frame>
        <draw:frame draw:style-name="gr27" draw:text-style-name="P12" draw:layer="layout" svg:width="0.762cm" svg:height="0.751cm" svg:x="7.112cm" svg:y="0.138cm">
          <draw:text-box>
            <text:p><text:span text:style-name="T13">I</text:span><text:span text:style-name="T14">2</text:span></text:p>
          </draw:text-box>
        </draw:frame>
        <draw:frame draw:style-name="gr27" draw:text-style-name="P12" draw:layer="layout" svg:width="0.762cm" svg:height="0.751cm" svg:x="4.445cm" svg:y="2.17cm">
          <draw:text-box>
            <text:p><text:span text:style-name="T13">I</text:span><text:span text:style-name="T14">3</text:span></text:p>
          </draw:text-box>
        </draw:frame>
        <draw:frame draw:style-name="gr27" draw:text-style-name="P12" draw:layer="layout" svg:width="0.762cm" svg:height="0.751cm" svg:x="3.302cm" svg:y="3.048cm">
          <draw:text-box>
            <text:p><text:span text:style-name="T13">I</text:span><text:span text:style-name="T14">4</text:span></text:p>
          </draw:text-box>
        </draw:frame>
        <draw:frame draw:style-name="gr27" draw:text-style-name="P12" draw:layer="layout" svg:width="0.762cm" svg:height="0.751cm" svg:x="7.112cm" svg:y="3.059cm">
          <draw:text-box>
            <text:p><text:span text:style-name="T13">I</text:span><text:span text:style-name="T14">5</text:span></text:p>
          </draw:text-box>
        </draw:frame>
        <draw:frame draw:style-name="gr27" draw:text-style-name="P12" draw:layer="layout" svg:width="0.762cm" svg:height="0.751cm" svg:x="3.302cm" svg:y="6.477cm">
          <draw:text-box>
            <text:p><text:span text:style-name="T13">I</text:span><text:span text:style-name="T14">c</text:span></text:p>
          </draw:text-box>
        </draw:frame>
        <draw:frame draw:style-name="gr28" draw:text-style-name="P12" draw:layer="layout" svg:width="1.016cm" svg:height="0.762cm" svg:x="4.572cm" svg:y="6.731cm">
          <draw:text-box>
            <text:p><text:span text:style-name="T13">I</text:span><text:span text:style-name="T14">vc</text:span></text:p>
          </draw:text-box>
        </draw:frame>
        <draw:frame draw:style-name="gr27" draw:text-style-name="P12" draw:layer="layout" svg:width="0.762cm" svg:height="0.751cm" svg:x="8.001cm" svg:y="6.604cm">
          <draw:text-box>
            <text:p><text:span text:style-name="T13">I</text:span><text:span text:style-name="T14">d</text:span></text:p>
          </draw:text-box>
        </draw:frame>
        <draw:circle draw:style-name="gr29" draw:text-style-name="P11" draw:layer="layout" svg:width="0.508cm" svg:height="0.508cm" svg:x="4.826cm" svg:y="3.556cm" draw:kind="arc" draw:start-angle="324.27" draw:end-angle="323.7">
          <text:p/>
        </draw:circle>
        <draw:circle draw:style-name="gr29" draw:text-style-name="P11" draw:layer="layout" svg:width="0.508cm" svg:height="0.508cm" svg:x="5.334cm" svg:y="0.381cm" draw:kind="arc" draw:start-angle="324.27" draw:end-angle="323.7">
          <text:p/>
        </draw:circle>
        <draw:circle draw:style-name="gr29" draw:text-style-name="P11" draw:layer="layout" svg:width="0.508cm" svg:height="0.508cm" svg:x="9.271cm" svg:y="0.508cm" draw:kind="arc" draw:start-angle="324.27" draw:end-angle="323.7">
          <text:p/>
        </draw:circle>
        <draw:circle draw:style-name="gr30" draw:text-style-name="P16" draw:layer="layout" svg:width="0.508cm" svg:height="0.508cm" svg:x="1.016cm" svg:y="0.381cm" draw:kind="arc" draw:start-angle="324.27" draw:end-angle="323.7">
          <text:p text:style-name="P11"><text:span text:style-name="T18">1</text:span></text:p>
        </draw:circle>
        <draw:circle draw:style-name="gr29" draw:text-style-name="P11" draw:layer="layout" svg:width="0.508cm" svg:height="0.508cm" svg:x="0.229cm" svg:y="3.988cm" draw:kind="arc" draw:start-angle="324.27" draw:end-angle="323.7">
          <text:p/>
        </draw:circle>
        <draw:circle draw:style-name="gr29" draw:text-style-name="P11" draw:layer="layout" svg:width="0.508cm" svg:height="0.508cm" svg:x="9.398cm" svg:y="4.115cm" draw:kind="arc" draw:start-angle="324.27" draw:end-angle="323.7">
          <text:p/>
        </draw:circle>
        <draw:circle draw:style-name="gr29" draw:text-style-name="P11" draw:layer="layout" svg:width="0.508cm" svg:height="0.508cm" svg:x="5.334cm" svg:y="7.747cm" draw:kind="arc" draw:start-angle="324.27" draw:end-angle="323.7">
          <text:p/>
        </draw:circle>
        <draw:circle draw:style-name="gr29" draw:text-style-name="P11" draw:layer="layout" svg:width="0.508cm" svg:height="0.508cm" svg:x="1.016cm" svg:y="7.696cm" draw:kind="arc" draw:start-angle="324.27" draw:end-angle="323.7">
          <text:p/>
        </draw:circle>
        <draw:frame draw:style-name="gr31" draw:text-style-name="P17" draw:layer="layout" svg:width="0.635cm" svg:height="0.645cm" svg:x="5.232cm" svg:y="0.305cm">
          <draw:text-box>
            <text:p><text:span text:style-name="T18">2</text:span></text:p>
          </draw:text-box>
        </draw:frame>
        <draw:frame draw:style-name="gr31" draw:text-style-name="P17" draw:layer="layout" svg:width="0.762cm" svg:height="0.645cm" svg:x="9.144cm" svg:y="0.457cm">
          <draw:text-box>
            <text:p><text:span text:style-name="T18">3</text:span></text:p>
          </draw:text-box>
        </draw:frame>
        <draw:frame draw:style-name="gr31" draw:text-style-name="P17" draw:layer="layout" svg:width="0.635cm" svg:height="0.645cm" svg:x="9.271cm" svg:y="4.064cm">
          <draw:text-box>
            <text:p><text:span text:style-name="T18">4</text:span></text:p>
          </draw:text-box>
        </draw:frame>
        <draw:frame draw:style-name="gr31" draw:text-style-name="P17" draw:layer="layout" svg:width="0.635cm" svg:height="0.645cm" svg:x="5.232cm" svg:y="7.671cm">
          <draw:text-box>
            <text:p><text:span text:style-name="T18">5</text:span></text:p>
          </draw:text-box>
        </draw:frame>
        <draw:frame draw:style-name="gr28" draw:text-style-name="P17" draw:layer="layout" svg:width="0.762cm" svg:height="0.762cm" svg:x="0.94cm" svg:y="7.62cm">
          <draw:text-box>
            <text:p><text:span text:style-name="T18">6</text:span></text:p>
          </draw:text-box>
        </draw:frame>
        <draw:frame draw:style-name="gr28" draw:text-style-name="P17" draw:layer="layout" svg:width="0.762cm" svg:height="0.762cm" svg:x="4.724cm" svg:y="3.505cm">
          <draw:text-box>
            <text:p><text:span text:style-name="T18">7</text:span></text:p>
          </draw:text-box>
        </draw:frame>
        <draw:frame draw:style-name="gr28" draw:text-style-name="P17" draw:layer="layout" svg:width="0.762cm" svg:height="0.762cm" svg:x="0.127cm" svg:y="3.937cm">
          <draw:text-box>
            <text:p><text:span text:style-name="T18">0</text:span></text:p>
          </draw:text-box>
        </draw:frame>
        <draw:custom-shape draw:style-name="gr32" draw:text-style-name="P11" draw:layer="layout" svg:width="0.635cm" svg:height="0.635cm" svg:x="1.245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9" draw:layer="layout" svg:width="0.635cm" svg:height="0.963cm" svg:x="1.219cm" svg:y="4.445cm">
          <draw:text-box>
            <text:p text:style-name="P18"><text:span text:style-name="T19">+-</text:span></text:p>
          </draw:text-box>
        </draw:frame>
        <draw:frame draw:style-name="gr34" draw:text-style-name="P12" draw:layer="layout" svg:width="1.397cm" svg:height="0.946cm" svg:x="1.778cm" svg:y="4.572cm">
          <draw:text-box>
            <text:p><text:span text:style-name="T13">V</text:span><text:span text:style-name="T14">aux </text:span></text:p>
          </draw:text-box>
        </draw:frame>
        <draw:circle draw:style-name="gr29" draw:text-style-name="P11" draw:layer="layout" svg:width="0.508cm" svg:height="0.508cm" svg:x="0.737cm" svg:y="5.258cm" draw:kind="arc" draw:start-angle="324.27" draw:end-angle="323.7">
          <text:p/>
        </draw:circle>
        <draw:frame draw:style-name="gr28" draw:text-style-name="P17" draw:layer="layout" svg:width="0.762cm" svg:height="0.762cm" svg:x="0.635cm" svg:y="5.207cm">
          <draw:text-box>
            <text:p><text:span text:style-name="T18">8</text:span></text:p>
          </draw:text-box>
        </draw:frame>
        <draw:custom-shape draw:style-name="gr24" draw:text-style-name="P11" draw:layer="layout" svg:width="0.203cm" svg:height="0.203cm" svg:x="1.473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203cm" svg:height="0.203cm" svg:x="9.068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203cm" svg:height="0.203cm" svg:x="1.448cm" svg:y="5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203cm" svg:height="0.203cm" svg:x="1.448cm" svg:y="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23:22:08.947701406</dc:date>
    <meta:editing-duration>PT3H25M10S</meta:editing-duration>
    <meta:editing-cycles>10</meta:editing-cycles>
    <meta:generator>LibreOffice/6.4.6.2$Linux_X86_64 LibreOffice_project/40$Build-2</meta:generator>
    <meta:document-statistic meta:object-count="98"/>
  </office:meta>
</office:document-meta>
</file>